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1pt" style:text-underline-style="solid" style:text-underline-width="auto" style:text-underline-color="font-color" style:font-size-asian="11pt" style:font-size-complex="11pt"/>
    </style:style>
    <style:style style:name="P2" style:family="paragraph" style:parent-style-name="Header">
      <style:text-properties fo:font-variant="normal" fo:text-transform="none" fo:color="#000000" style:font-name="Arial" fo:font-size="11pt" fo:letter-spacing="normal" fo:font-style="normal" style:text-underline-style="none" fo:font-weight="normal" style:font-size-asian="11pt" style:font-size-complex="11pt"/>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0" style:family="paragraph" style:parent-style-name="Default" style:list-style-name="">
      <style:paragraph-properties style:text-autospace="none"/>
      <style:text-properties style:font-name="Arial"/>
    </style:style>
    <style:style style:name="T1" style:family="text">
      <style:text-properties fo:font-variant="normal" fo:text-transform="none" fo:color="#000000" fo:letter-spacing="normal" fo:font-style="normal" fo:font-weight="normal"/>
    </style:style>
    <style:style style:name="T2" style:family="text">
      <style:text-properties style:font-name="Arial" fo:font-size="11pt" fo:font-weight="normal" style:font-size-asian="11pt" style:font-weight-asian="normal" style:font-size-complex="11pt" style:font-weight-complex="normal"/>
    </style:style>
    <style:style style:name="T3" style:family="text">
      <style:text-properties fo:color="#000000" fo:font-size="11pt" style:font-name-asian="Calibri" style:font-size-asian="11pt" style:font-name-complex="Calibri" style:font-size-complex="11pt"/>
    </style:style>
    <style:style style:name="T4" style:family="text">
      <style:text-properties fo:color="#000000" style:font-name="Arial" fo:font-size="11pt" style:font-name-asian="Calibri" style:font-size-asian="11pt" style:font-name-complex="Calibri" style:font-size-complex="11pt"/>
    </style:style>
    <style:style style:name="T5" style:family="text">
      <style:text-properties fo:font-size="11pt" fo:font-weight="normal" style:font-size-asian="11pt" style:font-weight-asian="normal"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Projektabschluss Studienarbeit Stauerkennung</text:p>
      <text:p text:style-name="P3"/>
      <text:p text:style-name="P5"/>
      <text:p text:style-name="P4">Entwicklungskosten und erbrachte Leistungen</text:p>
      <text:p text:style-name="P5"/>
      <text:p text:style-name="P5">Entwicklungskosten gab es während der Arbeit keine.</text:p>
      <text:p text:style-name="P5">Die erbrachten Leistungen beziehen sich auf die Softwareentwicklung die während des Projekts durchgeführt wurde, sowie das Schreiben einer wissenschaftlichen Arbeit, die die Softwareentwicklung dokumentiert.</text:p>
      <text:p text:style-name="P4"/>
      <text:p text:style-name="P4">Fertigstellung- und Übergabe</text:p>
      <text:p text:style-name="P5"/>
      <text:p text:style-name="P5">Die Fertigstellung der Studienarbeit konnte früher als erwartet fertiggestellt werden. Der Termin für die Fertigstellung ist der 10.05.2019. Die Übergabe des entwickelten Systems geschah am <text:s/>11.05.2019.</text:p>
      <text:p text:style-name="P5"/>
      <text:p text:style-name="P4">Ergebnis</text:p>
      <text:p text:style-name="P5"/>
      <text:p text:style-name="P5">Das Ergebnis des Projektes ist eine wissenschaftliche Arbeit und ein fertig entwickelte Applikation, welche Verkehrsinformationen für die Autobahn A5 ermittelt.</text:p>
      <text:p text:style-name="P5"/>
      <text:p text:style-name="P4">Qualität</text:p>
      <text:p text:style-name="P4"/>
      <text:p text:style-name="P5">Das Projekt wurde entsprechend qualitätsgesichert. Entstandene Protokolle wurden dem Auftraggeber vorgeführt.</text:p>
      <text:p text:style-name="P5"/>
      <text:p text:style-name="P4">Erkenntnisse</text:p>
      <text:p text:style-name="P5"/>
      <text:p text:style-name="P5">Während des Projektes konnten Methoden des Projektmanagements angewandt werden. Hierbei wurde das richtige Dokumentieren und das Planen der notwendigen Termine erlernt. Weiterhin wurde auch der Umgang mit Risiken während des Projekts kennengelernt.</text:p>
      <text:p text:style-name="P5"/>
      <text:p text:style-name="P5">Das Schreiben von wissenschaftlichen Arbeiten konnte während des Projektes verbessert werden.</text:p>
      <text:p text:style-name="P5"/>
      <text:p text:style-name="P5">Schlussendlich konnte auch das Erstellen von bildverarbeitender Software erlernt werden.</text:p>
      <text:p text:style-name="P5"/>
      <text:p text:style-name="P4">Abnahme</text:p>
      <text:p text:style-name="P4"/>
      <text:p text:style-name="P5">Die während dem Projekt entstandene Software wurde vom Auftraggeber abgenommen.</text:p>
      <text:p text:style-name="P8"><text:span text:style-name="T5">Die wissenschaftliche Arbeit wurde bei der Dualen Hochschule Baden-Württemberg in Karlsruhe eingereicht. </text:span><text:span text:style-name="T4">Die finale Abnahme und Benotung der Studienarbeit findet durch den betreuenden Dozenten statt. </text:span></text:p>
      <text:p text:style-name="P5"><text:span text:style-name="T2"/></text:p>
      <text:p text:style-name="P4">Offene Punkte und ausstehende Arbeiten</text:p>
      <text:p text:style-name="P5"/>
      <text:p text:style-name="P10"><text:span text:style-name="T3">Die Präsentation der Studienarbeit wird am 17.05.2019 im Kurs gehalten, jedoch ohne Bewertu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fo:text-align="justify" style:justify-single-word="false" text:number-lines="false" text:line-number="0" style:vertical-align="baseline">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style:text-underline-style="solid" style:text-underline-width="auto" style:text-underline-color="font-color" style:font-size-asian="11pt" style:font-size-complex="11pt"/>
    </style:style>
    <style:style style:name="MP2" style:family="paragraph" style:parent-style-name="Header">
      <style:text-properties fo:font-variant="normal" fo:text-transform="none" fo:color="#000000" style:font-name="Arial" fo:font-size="11pt" fo:letter-spacing="normal" fo:font-style="normal" style:text-underline-style="none" fo:font-weight="normal" style:font-size-asian="11pt" style:font-size-complex="11pt"/>
    </style:style>
    <style:style style:name="MT1" style:family="text">
      <style:text-properties fo:font-variant="normal" fo:text-transform="none" fo:color="#000000"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INF16B4 / <text:span text:style-name="MT1">Stauerkennung<text:tab/>Projektabschluss<text:tab/>12.05.2019</text:span></text:p>
        <text:p text:style-name="MP2">Maurice Heumann &amp; Mirko Müll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19-03-04T22:59:17.10</meta:creation-date>
    <dc:date>2019-05-12T21:00:16.10</dc:date>
    <meta:editing-duration>PT2H21M58S</meta:editing-duration>
    <meta:editing-cycles>35</meta:editing-cycles>
    <meta:generator>OpenOffice/4.1.5$Win32 OpenOffice.org_project/415m1$Build-9789</meta:generator>
    <meta:document-statistic meta:table-count="0" meta:image-count="0" meta:object-count="0" meta:page-count="1" meta:paragraph-count="21" meta:word-count="218" meta:character-count="1804"/>
  </office:meta>
</office:document-meta>
</file>